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2827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8634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0811in" svg:height="3.8752in" svg:x="0.0614in" svg:y="0.0917in">
            <draw:object draw:notify-on-update-of-ranges="Sheet1.C6:Sheet1.C6 Sheet1.A7:Sheet1.A21 Sheet1.C6:Sheet1.C6 Sheet1.C7:Sheet1.C21 Sheet1.D6:Sheet1.D6 Sheet1.D7:Sheet1.D21 Sheet1.A7:Sheet1.A21 Sheet1.C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3" table:default-cell-style-name="ce3"/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>
            <text:p>Desired Average Rate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3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4">
          <table:table-cell table:style-name="ce2" office:value-type="string">
            <text:p>Iteration</text:p>
          </table:table-cell>
          <table:table-cell table:style-name="ce2" office:value-type="string">
            <text:p>Task points completed</text:p>
          </table:table-cell>
          <table:table-cell table:style-name="ce5" office:value-type="string">
            <text:p>Cumulative Task Points Completed</text:p>
          </table:table-cell>
          <table:table-cell table:style-name="ce5" office:value-type="string">
            <text:p>Total Task Points</text:p>
          </table:table-cell>
          <table:table-cell table:style-name="ce2" office:value-type="string">
            <text:p>Change in task points</text:p>
          </table:table-cell>
          <table:table-cell table:style-name="ce2"/>
          <table:table-cell table:style-name="ce6" table:number-columns-repeated="2"/>
          <table:table-cell table:style-name="ce7" office:value-type="string">
            <text:p>Today's date is </text:p>
          </table:table-cell>
          <table:table-cell table:style-name="ce8" table:formula="of:=TODAY()" office:value-type="date" office:date-value="2014-11-18">
            <text:p>11/18/14</text:p>
          </table:table-cell>
          <table:table-cell table:style-name="ce2" table:number-columns-repeated="1014"/>
        </table:table-row>
        <table:table-row table:style-name="ro5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ISBLANK([.B7]);&quot;&quot;;SUM([.$B$7:.B7]))" office:value-type="float" office:value="2">
            <text:p>2</text:p>
          </table:table-cell>
          <table:table-cell table:formula="of:=[.E7]" office:value-type="float" office:value="13.5">
            <text:p>13.5</text:p>
          </table:table-cell>
          <table:table-cell office:value-type="float" office:value="13.5">
            <text:p>13.5</text:p>
          </table:table-cell>
          <table:table-cell table:number-columns-repeated="1019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ISBLANK([.B8]);&quot;&quot;;SUM([.$B$7:.B8]))" office:value-type="float" office:value="2">
            <text:p>2</text:p>
          </table:table-cell>
          <table:table-cell table:formula="of:=[.D7]+[.E8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ISBLANK([.B9]);&quot;&quot;;SUM([.$B$7:.B9]))" office:value-type="float" office:value="2">
            <text:p>2</text:p>
          </table:table-cell>
          <table:table-cell table:formula="of:=[.D8]+[.E9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ISBLANK([.B10]);&quot;&quot;;SUM([.$B$7:.B10]))" office:value-type="float" office:value="2">
            <text:p>2</text:p>
          </table:table-cell>
          <table:table-cell table:formula="of:=[.D9]+[.E10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ISBLANK([.B11]);&quot;&quot;;SUM([.$B$7:.B11]))" office:value-type="float" office:value="2">
            <text:p>2</text:p>
          </table:table-cell>
          <table:table-cell table:formula="of:=[.D10]+[.E11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5">
            <text:p>5</text:p>
          </table:table-cell>
          <table:table-cell/>
          <table:table-cell table:formula="of:=IF(ISBLANK([.B12]);&quot;&quot;;SUM([.$B$7:.B12]))">
            <text:p/>
          </table:table-cell>
          <table:table-cell table:formula="of:=[.D11]+[.E12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/>
          <table:table-cell table:formula="of:=IF(ISBLANK([.B13]);&quot;&quot;;SUM([.$B$7:.B13]))">
            <text:p/>
          </table:table-cell>
          <table:table-cell table:formula="of:=[.D12]+[.E13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7">
            <text:p>7</text:p>
          </table:table-cell>
          <table:table-cell/>
          <table:table-cell table:formula="of:=IF(ISBLANK([.B14]);&quot;&quot;;SUM([.$B$7:.B14]))">
            <text:p/>
          </table:table-cell>
          <table:table-cell table:formula="of:=[.D13]+[.E14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8">
            <text:p>8</text:p>
          </table:table-cell>
          <table:table-cell/>
          <table:table-cell table:formula="of:=IF(ISBLANK([.B15]);&quot;&quot;;SUM([.$B$7:.B15]))">
            <text:p/>
          </table:table-cell>
          <table:table-cell table:formula="of:=[.D14]+[.E15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9">
            <text:p>9</text:p>
          </table:table-cell>
          <table:table-cell/>
          <table:table-cell table:formula="of:=IF(ISBLANK([.B16]);&quot;&quot;;SUM([.$B$7:.B16]))">
            <text:p/>
          </table:table-cell>
          <table:table-cell table:formula="of:=[.D15]+[.E16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/>
          <table:table-cell table:formula="of:=IF(ISBLANK([.B17]);&quot;&quot;;SUM([.$B$7:.B17]))">
            <text:p/>
          </table:table-cell>
          <table:table-cell table:formula="of:=[.D16]+[.E17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1">
            <text:p>11</text:p>
          </table:table-cell>
          <table:table-cell/>
          <table:table-cell table:formula="of:=IF(ISBLANK([.B18]);&quot;&quot;;SUM([.$B$7:.B18]))">
            <text:p/>
          </table:table-cell>
          <table:table-cell table:formula="of:=[.D17]+[.E18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/>
          <table:table-cell table:formula="of:=IF(ISBLANK([.B19]);&quot;&quot;;SUM([.$B$7:.B19]))">
            <text:p/>
          </table:table-cell>
          <table:table-cell table:formula="of:=[.D18]+[.E19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3">
            <text:p>13</text:p>
          </table:table-cell>
          <table:table-cell/>
          <table:table-cell table:formula="of:=IF(ISBLANK([.B20]);&quot;&quot;;SUM([.$B$7:.B20]))">
            <text:p/>
          </table:table-cell>
          <table:table-cell table:formula="of:=[.D19]+[.E20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office:value-type="float" office:value="14">
            <text:p>14</text:p>
          </table:table-cell>
          <table:table-cell/>
          <table:table-cell table:formula="of:=IF(ISBLANK([.B21]);&quot;&quot;;SUM([.$B$7:.B21]))">
            <text:p/>
          </table:table-cell>
          <table:table-cell table:formula="of:=[.D20]+[.E21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3"/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itchell</meta:initial-creator>
    <meta:creation-date>2014-11-18T11:21:37</meta:creation-date>
    <dc:date>2014-11-18T14:59:26</dc:date>
    <dc:creator>alex mitchell</dc:creator>
    <meta:editing-duration>PT3H23M51S</meta:editing-duration>
    <meta:editing-cycles>6</meta:editing-cycles>
    <meta:generator>LibreOffice/3.5$Linux_X86_64 LibreOffice_project/350m1$Build-2</meta:generator>
    <meta:document-statistic meta:table-count="3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99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67cm" svg:height="9.844cm" xlink:href=".." xlink:type="simple" chart:class="chart:scatter" chart:style-name="ch1">
        <chart:title svg:x="4.227cm" svg:y="0.577cm" chart:style-name="ch2">
          <text:p>Burn Up Chart Sprint 3 -- iSlugs</text:p>
        </chart:title>
        <chart:legend svg:x="15.84cm" svg:y="0.47cm" style:legend-expansion="custom" chartooo:width="6.452cm" chartooo:height="1.42cm" style:legend-expansion-aspect-ratio="4.54366197183099" chart:style-name="ch3"/>
        <chart:plot-area chart:style-name="ch4" table:cell-range-address="Sheet1.C6:Sheet1.D21 Sheet1.A7:Sheet1.A21 Sheet1.C2:Sheet1.C2" chart:data-source-has-labels="row" svg:x="0.699cm" svg:y="1.638cm" svg:width="22.028cm" svg:height="7.58cm">
          <chartooo:coordinate-region svg:x="1.32cm" svg:y="1.837cm" svg:width="21.22cm" svg:height="6.734cm"/>
          <chart:axis chart:dimension="x" chart:name="primary-x" chart:style-name="ch5">
            <chart:title svg:x="9.896cm" svg:y="9.284cm" chart:style-name="ch6">
              <text:p>Iteration (weekday cycle)</text:p>
            </chart:title>
          </chart:axis>
          <chart:axis chart:dimension="y" chart:name="primary-y" chart:style-name="ch5">
            <chart:title svg:x="0cm" svg:y="6.332cm" chart:style-name="ch7">
              <text:p>Task points</text:p>
            </chart:title>
          </chart:axis>
          <chart:series chart:style-name="ch8" chart:values-cell-range-address="Sheet1.C7:Sheet1.C21" chart:label-cell-address="Sheet1.C6:Sheet1.C6" chart:class="chart:scatter">
            <chart:domain table:cell-range-address="Sheet1.A7:Sheet1.A21"/>
            <chart:data-point chart:repeated="15"/>
          </chart:series>
          <chart:series chart:style-name="ch9" chart:values-cell-range-address="Sheet1.D7:Sheet1.D21" chart:label-cell-address="Sheet1.D6:Sheet1.D6" chart:class="chart:scatter">
            <chart:data-point chart:repeated="15"/>
          </chart:series>
          <chart:series chart:style-name="ch10" chart:values-cell-range-address="Sheet1.A7:Sheet1.A7 Sheet1.D21:Sheet1.D21" chart:label-cell-address="Sheet1.C2:Sheet1.C2" chart:class="chart:scatter">
            <chart:domain table:cell-range-address="Sheet1.A7:Sheet1.A7 Sheet1.A21:Sheet1.A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Task Points Completed</text:p>
                <draw:g>
                  <svg:desc>Sheet1.C6:Sheet1.C6</svg:desc>
                </draw:g>
              </table:table-cell>
              <table:table-cell office:value-type="string">
                <text:p>Total Task Points</text:p>
                <draw:g>
                  <svg:desc>Sheet1.D6:Sheet1.D6</svg:desc>
                </draw:g>
              </table:table-cell>
              <table:table-cell office:value-type="string">
                <text:p/>
              </table:table-cell>
              <table:table-cell office:value-type="string">
                <text:p>Desired Average Rat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21</svg:desc>
                </draw:g>
              </table:table-cell>
              <table:table-cell office:value-type="float" office:value="2">
                <text:p>2</text:p>
                <draw:g>
                  <svg:desc>Sheet1.C7:Sheet1.C21</svg:desc>
                </draw:g>
              </table:table-cell>
              <table:table-cell office:value-type="float" office:value="13.5">
                <text:p>13.5</text:p>
                <draw:g>
                  <svg:desc>Sheet1.D7:Sheet1.D21</svg:desc>
                </draw:g>
              </table:table-cell>
              <table:table-cell office:value-type="float" office:value="0">
                <text:p>0</text:p>
                <draw:g>
                  <svg:desc>Sheet1.A7:Sheet1.A7 Sheet1.A21:Sheet1.A21</svg:desc>
                </draw:g>
              </table:table-cell>
              <table:table-cell office:value-type="float" office:value="0">
                <text:p>0</text:p>
                <draw:g>
                  <svg:desc>Sheet1.A7:Sheet1.A7 Sheet1.D21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